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d7a" officeooo:paragraph-rsid="00161d7a"/>
    </style:style>
    <style:style style:name="T1" style:family="text">
      <style:text-properties officeooo:rsid="001787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_<text:span text:style-name="T1">Classic</text:span> Token: <text:s text:c="4"/>ghp_sbD0viPqcugsEwAT2GcHZw1kxbs5nH23e7V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7:45:56.651680484</meta:creation-date>
    <dc:date>2023-03-25T10:06:39.712632854</dc:date>
    <meta:editing-duration>PT9M1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" meta:word-count="3" meta:character-count="62" meta:non-whitespace-character-count="56"/>
  </office:meta>
</office:document-meta>
</file>